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20-01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5928" calcext:value-type="float">
            <text:p>91.6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416" calcext:value-type="float">
            <text:p>98.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9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3213</text:p>
          </table:table-cell>
          <table:table-cell office:value-type="string" calcext:value-type="string">
            <text:p>Hermosa SW Quad</text:p>
          </table:table-cell>
          <table:table-cell office:value-type="string" calcext:value-type="string">
            <text:p>198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